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  <table:table-cell office:value-type="float" office:value="0.00094" calcext:value-type="float">
            <text:p>0,0009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.02452" calcext:value-type="float">
            <text:p>0,024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.09732" calcext:value-type="float">
            <text:p>0,0973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.21932" calcext:value-type="float">
            <text:p>0,2193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.38991" calcext:value-type="float">
            <text:p>0,3899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0.601" calcext:value-type="float">
            <text:p>0,6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0.87276" calcext:value-type="float">
            <text:p>0,8727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1.18519" calcext:value-type="float">
            <text:p>1,1851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.54214" calcext:value-type="float">
            <text:p>1,5421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1.97509" calcext:value-type="float">
            <text:p>1,9750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.49411" calcext:value-type="float">
            <text:p>2,4941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  <table:table-cell office:value-type="float" office:value="2.96508" calcext:value-type="float">
            <text:p>2,9650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.52871" calcext:value-type="float">
            <text:p>3,5287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4.09232" calcext:value-type="float">
            <text:p>4,0923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4.71279" calcext:value-type="float">
            <text:p>4,7127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5.37031" calcext:value-type="float">
            <text:p>5,3703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8:17:40.69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29T19:13:57.922000000</dc:date>
    <meta:editing-duration>PT1H1M35S</meta:editing-duration>
    <meta:editing-cycles>5</meta:editing-cycles>
    <meta:generator>LibreOffice/7.6.4.1$Windows_X86_64 LibreOffice_project/e19e193f88cd6c0525a17fb7a176ed8e6a3e2aa1</meta:generator>
    <meta:document-statistic meta:table-count="1" meta:cell-count="47" meta:object-count="0"/>
  </office:meta>
</office:document-meta>
</file>